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4.763in" svg:height="6.6134in" svg:x="58.5709in" svg:y="0in">
            <draw:object draw:notify-on-update-of-ranges="Sheet1.BW1:Sheet1.BW27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6" table:default-cell-style-name="Default"/>
        <table:table-row table:style-name="ro1">
          <table:table-cell office:value-type="string" calcext:value-type="string">
            <text:p>RSSI:4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5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6</text:p>
          </table:table-cell>
          <table:table-cell office:value-type="float" office:value="5" calcext:value-type="float">
            <text:p>5</text:p>
          </table:table-cell>
          <table:table-cell table:number-columns-repeated="19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1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6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2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6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2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25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4" calcext:value-type="float">
            <text:p>4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2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1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1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1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27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0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0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1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2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14</text:p>
          </table:table-cell>
          <table:table-cell table:number-columns-repeated="1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3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5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27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16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3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5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1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3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1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1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18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1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19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1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23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2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2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5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1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SSI: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number-columns-repeated="20"/>
        </table:table-row>
        <table:table-row table:style-name="ro1" table:number-rows-repeated="1048305">
          <table:table-cell table:number-columns-repeated="96"/>
        </table:table-row>
        <table:table-row table:style-name="ro1">
          <table:table-cell table:number-columns-repeated="9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ibhav </meta:initial-creator>
    <meta:creation-date>2014-11-22T01:02:30.626065509</meta:creation-date>
    <dc:date>2014-11-25T17:04:35.518542086</dc:date>
    <dc:creator>Vaibhav </dc:creator>
    <meta:editing-duration>PT2H27M54S</meta:editing-duration>
    <meta:editing-cycles>2</meta:editing-cycles>
    <meta:generator>LibreOffice/4.1.2.3$Linux_X86_64 LibreOffice_project/410m0$Build-3</meta:generator>
    <meta:document-statistic meta:table-count="1" meta:cell-count="216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graphic-properties draw:stroke="none" draw:fill-color="#333333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7.499cm" svg:height="16.799cm" xlink:href=".." xlink:type="simple" chart:class="chart:bar" chart:style-name="ch1">
        <chart:plot-area chart:style-name="ch2" table:cell-range-address="Sheet1.BW1:Sheet1.BW270" svg:x="1.76cm" svg:y="1.475cm" svg:width="34.241cm" svg:height="14.008cm">
          <chartooo:coordinate-region svg:x="2.381cm" svg:y="1.674cm" svg:width="33.62cm" svg:height="12.885cm"/>
          <chart:axis chart:dimension="x" chart:name="primary-x" chart:style-name="ch3">
            <chart:title svg:x="18.175cm" svg:y="15.818cm" chart:style-name="ch4">
              <text:p>Time[ms]</text:p>
            </chart:title>
          </chart:axis>
          <chart:axis chart:dimension="y" chart:name="primary-y" chart:style-name="ch5">
            <chart:title svg:x="0.451cm" svg:y="9.489cm" chart:style-name="ch6">
              <text:p>Power profile</text:p>
            </chart:title>
          </chart:axis>
          <chart:series chart:style-name="ch7" chart:values-cell-range-address="Sheet1.BW1:Sheet1.BW270" chart:class="chart:bar">
            <chart:data-point chart:repeated="27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W1:Sheet1.BW2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